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e493" officeooo:paragraph-rsid="0019e493"/>
    </style:style>
    <style:style style:name="P2" style:family="paragraph" style:parent-style-name="Standard">
      <style:text-properties officeooo:rsid="0019e493" officeooo:paragraph-rsid="001d6914"/>
    </style:style>
    <style:style style:name="P3" style:family="paragraph" style:parent-style-name="Standard">
      <style:text-properties officeooo:rsid="001b7c9b" officeooo:paragraph-rsid="001b7c9b"/>
    </style:style>
    <style:style style:name="P4" style:family="paragraph" style:parent-style-name="Standard">
      <style:text-properties officeooo:rsid="001b7c9b" officeooo:paragraph-rsid="001e9886"/>
    </style:style>
    <style:style style:name="P5" style:family="paragraph" style:parent-style-name="Standard">
      <style:text-properties officeooo:rsid="001b7c9b" officeooo:paragraph-rsid="0030e762"/>
    </style:style>
    <style:style style:name="P6" style:family="paragraph" style:parent-style-name="Standard">
      <style:text-properties style:text-underline-style="solid" style:text-underline-width="auto" style:text-underline-color="font-color" officeooo:rsid="001d6914" officeooo:paragraph-rsid="001d6914"/>
    </style:style>
    <style:style style:name="P7" style:family="paragraph" style:parent-style-name="Standard">
      <style:text-properties style:text-underline-style="solid" style:text-underline-width="auto" style:text-underline-color="font-color" fo:font-weight="normal" officeooo:rsid="001d6914" officeooo:paragraph-rsid="001d6914" style:font-weight-asian="normal" style:font-weight-complex="normal"/>
    </style:style>
    <style:style style:name="P8" style:family="paragraph" style:parent-style-name="Standard">
      <style:text-properties style:text-underline-style="solid" style:text-underline-width="auto" style:text-underline-color="font-color" officeooo:rsid="001ba91a" officeooo:paragraph-rsid="001ba91a"/>
    </style:style>
    <style:style style:name="P9" style:family="paragraph" style:parent-style-name="Standard">
      <style:text-properties fo:font-weight="normal" officeooo:rsid="001d6914" officeooo:paragraph-rsid="001d6914" style:font-weight-asian="normal" style:font-weight-complex="normal"/>
    </style:style>
    <style:style style:name="P10" style:family="paragraph" style:parent-style-name="Standard">
      <style:text-properties officeooo:paragraph-rsid="0026cb13"/>
    </style:style>
    <style:style style:name="P11" style:family="paragraph" style:parent-style-name="Standard">
      <style:text-properties fo:color="#4c1900" officeooo:rsid="001d6914" officeooo:paragraph-rsid="0029a056"/>
    </style:style>
    <style:style style:name="P12" style:family="paragraph" style:parent-style-name="Standard">
      <style:text-properties officeooo:rsid="001d6914" officeooo:paragraph-rsid="001d6914"/>
    </style:style>
    <style:style style:name="P13" style:family="paragraph" style:parent-style-name="Standard">
      <style:text-properties fo:color="#663300" officeooo:rsid="001b7c9b" officeooo:paragraph-rsid="002dbc8f"/>
    </style:style>
    <style:style style:name="P14" style:family="paragraph" style:parent-style-name="Standard">
      <style:text-properties fo:color="#663300" officeooo:rsid="001ba91a" officeooo:paragraph-rsid="00320a1e"/>
    </style:style>
    <style:style style:name="P15" style:family="paragraph" style:parent-style-name="Standard">
      <style:text-properties fo:color="#663300" officeooo:rsid="001d6914" officeooo:paragraph-rsid="0035df1f"/>
    </style:style>
    <style:style style:name="P16" style:family="paragraph" style:parent-style-name="Standard">
      <style:text-properties officeooo:rsid="001ba91a" officeooo:paragraph-rsid="001ba91a"/>
    </style:style>
    <style:style style:name="P17" style:family="paragraph" style:parent-style-name="Standard">
      <style:text-properties officeooo:rsid="001ba91a" officeooo:paragraph-rsid="001d6914"/>
    </style:style>
    <style:style style:name="P18" style:family="paragraph" style:parent-style-name="Text_20_body">
      <style:text-properties officeooo:rsid="001d6914" officeooo:paragraph-rsid="001d6914"/>
    </style:style>
    <style:style style:name="P19" style:family="paragraph" style:parent-style-name="Text_20_body">
      <style:text-properties officeooo:rsid="001d6914" officeooo:paragraph-rsid="00397dc0"/>
    </style:style>
    <style:style style:name="P20" style:family="paragraph" style:parent-style-name="Text_20_body">
      <style:text-properties officeooo:rsid="001d6914" officeooo:paragraph-rsid="003b1bdb"/>
    </style:style>
    <style:style style:name="P21" style:family="paragraph" style:parent-style-name="Text_20_body">
      <style:text-properties officeooo:rsid="001e9886" officeooo:paragraph-rsid="001e9886"/>
    </style:style>
    <style:style style:name="P22" style:family="paragraph" style:parent-style-name="Text_20_body">
      <style:text-properties officeooo:rsid="001f7306" officeooo:paragraph-rsid="001f7306"/>
    </style:style>
    <style:style style:name="P23" style:family="paragraph" style:parent-style-name="Text_20_body">
      <style:text-properties style:text-underline-style="solid" style:text-underline-width="auto" style:text-underline-color="font-color"/>
    </style:style>
    <style:style style:name="P24" style:family="paragraph" style:parent-style-name="Text_20_body">
      <style:text-properties style:text-underline-style="solid" style:text-underline-width="auto" style:text-underline-color="font-color" officeooo:rsid="001f7306" officeooo:paragraph-rsid="001f7306"/>
    </style:style>
    <style:style style:name="P25" style:family="paragraph" style:parent-style-name="Text_20_body">
      <style:text-properties style:text-underline-style="solid" style:text-underline-width="auto" style:text-underline-color="font-color" officeooo:rsid="0023ff03" officeooo:paragraph-rsid="0023ff03"/>
    </style:style>
    <style:style style:name="P26" style:family="paragraph" style:parent-style-name="Text_20_body">
      <style:text-properties style:text-underline-style="solid" style:text-underline-width="auto" style:text-underline-color="font-color" officeooo:rsid="002436d7" officeooo:paragraph-rsid="002436d7"/>
    </style:style>
    <style:style style:name="P27" style:family="paragraph" style:parent-style-name="Text_20_body">
      <style:text-properties style:text-underline-style="solid" style:text-underline-width="auto" style:text-underline-color="font-color" fo:font-weight="normal" officeooo:rsid="002436d7" officeooo:paragraph-rsid="002436d7" style:font-weight-asian="normal" style:font-weight-complex="normal"/>
    </style:style>
    <style:style style:name="P28" style:family="paragraph" style:parent-style-name="Text_20_body">
      <style:text-properties style:text-underline-style="solid" style:text-underline-width="auto" style:text-underline-color="font-color" fo:font-weight="normal" officeooo:rsid="00233edf" officeooo:paragraph-rsid="00233edf" style:font-weight-asian="normal" style:font-weight-complex="normal"/>
    </style:style>
    <style:style style:name="P29" style:family="paragraph" style:parent-style-name="Text_20_body">
      <style:text-properties officeooo:rsid="00208fb6" officeooo:paragraph-rsid="00208fb6"/>
    </style:style>
    <style:style style:name="P30" style:family="paragraph" style:parent-style-name="Text_20_body">
      <style:text-properties fo:font-weight="bold" officeooo:rsid="00208fb6" officeooo:paragraph-rsid="00208fb6" style:font-weight-asian="bold" style:font-weight-complex="bold"/>
    </style:style>
    <style:style style:name="P31" style:family="paragraph" style:parent-style-name="Text_20_body">
      <style:text-properties officeooo:rsid="00216d2d" officeooo:paragraph-rsid="00216d2d"/>
    </style:style>
    <style:style style:name="P32" style:family="paragraph" style:parent-style-name="Text_20_body">
      <style:text-properties officeooo:rsid="00216d2d" officeooo:paragraph-rsid="001f7306"/>
    </style:style>
    <style:style style:name="P33" style:family="paragraph" style:parent-style-name="Text_20_body">
      <style:text-properties officeooo:rsid="00233edf" officeooo:paragraph-rsid="00233edf"/>
    </style:style>
    <style:style style:name="P34" style:family="paragraph" style:parent-style-name="Text_20_body">
      <style:text-properties officeooo:rsid="0023ff03" officeooo:paragraph-rsid="0023ff03"/>
    </style:style>
    <style:style style:name="P35" style:family="paragraph" style:parent-style-name="Text_20_body">
      <style:text-properties fo:font-weight="normal" officeooo:rsid="0023ff03" officeooo:paragraph-rsid="0023ff03" style:font-weight-asian="normal" style:font-weight-complex="normal"/>
    </style:style>
    <style:style style:name="P36" style:family="paragraph" style:parent-style-name="Text_20_body">
      <style:text-properties fo:font-weight="normal" officeooo:rsid="00233edf" officeooo:paragraph-rsid="00233edf" style:font-weight-asian="normal" style:font-weight-complex="normal"/>
    </style:style>
    <style:style style:name="P37" style:family="paragraph" style:parent-style-name="Text_20_body">
      <style:text-properties fo:font-weight="normal" officeooo:rsid="00216d2d" officeooo:paragraph-rsid="00216d2d" style:font-weight-asian="normal" style:font-weight-complex="normal"/>
    </style:style>
    <style:style style:name="P38" style:family="paragraph" style:parent-style-name="Text_20_body">
      <style:text-properties officeooo:rsid="002436d7" officeooo:paragraph-rsid="002436d7"/>
    </style:style>
    <style:style style:name="P39" style:family="paragraph" style:parent-style-name="Text_20_body">
      <style:text-properties style:text-underline-style="none" fo:font-weight="normal" officeooo:rsid="002436d7" officeooo:paragraph-rsid="002436d7" style:font-weight-asian="normal" style:font-weight-complex="normal"/>
    </style:style>
    <style:style style:name="P40" style:family="paragraph" style:parent-style-name="Text_20_body">
      <style:text-properties style:text-underline-style="none" officeooo:rsid="002436d7" officeooo:paragraph-rsid="002436d7"/>
    </style:style>
    <style:style style:name="P41" style:family="paragraph" style:parent-style-name="Text_20_body">
      <style:text-properties fo:color="#663300" officeooo:rsid="001d6914" officeooo:paragraph-rsid="003b1bdb"/>
    </style:style>
    <style:style style:name="P42" style:family="paragraph" style:parent-style-name="Standard">
      <style:paragraph-properties fo:background-color="transparent">
        <style:background-image/>
      </style:paragraph-properties>
      <style:text-properties officeooo:rsid="0019e493" officeooo:paragraph-rsid="0019e493"/>
    </style:style>
    <style:style style:name="P43" style:family="paragraph" style:parent-style-name="Standard">
      <style:paragraph-properties fo:background-color="transparent">
        <style:background-image/>
      </style:paragraph-properties>
      <style:text-properties fo:color="#4c1900" officeooo:rsid="0027f98e" officeooo:paragraph-rsid="00298691"/>
    </style:style>
    <style:style style:name="P44" style:family="paragraph" style:parent-style-name="Standard">
      <style:paragraph-properties fo:background-color="transparent">
        <style:background-image/>
      </style:paragraph-properties>
      <style:text-properties fo:color="#4c1900" officeooo:rsid="00284e78" officeooo:paragraph-rsid="00284e78"/>
    </style:style>
    <style:style style:name="P45" style:family="paragraph" style:parent-style-name="Standard">
      <style:paragraph-properties fo:background-color="transparent">
        <style:background-image/>
      </style:paragraph-properties>
      <style:text-properties fo:color="#663300" officeooo:rsid="00320a1e" officeooo:paragraph-rsid="00320a1e"/>
    </style:style>
    <style:style style:name="P46" style:family="paragraph" style:parent-style-name="Standard">
      <style:text-properties fo:color="#4c1900" officeooo:rsid="00284e78" officeooo:paragraph-rsid="00284e78"/>
    </style:style>
    <style:style style:name="P47" style:family="paragraph" style:parent-style-name="Standard">
      <style:text-properties fo:color="#4c1900" officeooo:rsid="0029a056" officeooo:paragraph-rsid="0029a056"/>
    </style:style>
    <style:style style:name="P48" style:family="paragraph" style:parent-style-name="Standard">
      <style:text-properties fo:color="#663300" officeooo:rsid="0030e762" officeooo:paragraph-rsid="0030e762"/>
    </style:style>
    <style:style style:name="P49" style:family="paragraph" style:parent-style-name="Standard">
      <style:text-properties fo:color="#663300" officeooo:rsid="0030f6d1" officeooo:paragraph-rsid="0030f6d1"/>
    </style:style>
    <style:style style:name="P50" style:family="paragraph" style:parent-style-name="Standard">
      <style:text-properties fo:color="#663300" officeooo:rsid="0034071f" officeooo:paragraph-rsid="0034071f"/>
    </style:style>
    <style:style style:name="P51" style:family="paragraph" style:parent-style-name="Standard">
      <style:text-properties fo:color="#663300" officeooo:rsid="0035df1f" officeooo:paragraph-rsid="0035df1f"/>
    </style:style>
    <style:style style:name="P52" style:family="paragraph" style:parent-style-name="Standard">
      <style:text-properties fo:color="#663300" officeooo:rsid="00384038" officeooo:paragraph-rsid="00384038"/>
    </style:style>
    <style:style style:name="P53" style:family="paragraph" style:parent-style-name="Standard">
      <style:text-properties officeooo:rsid="0035df1f" officeooo:paragraph-rsid="0035df1f"/>
    </style:style>
    <style:style style:name="P54" style:family="paragraph" style:parent-style-name="Heading_20_2">
      <style:text-properties officeooo:rsid="001e9886" officeooo:paragraph-rsid="001f7306"/>
    </style:style>
    <style:style style:name="P55" style:family="paragraph" style:parent-style-name="Heading_20_3">
      <style:text-properties officeooo:rsid="00208fb6" officeooo:paragraph-rsid="00208fb6"/>
    </style:style>
    <style:style style:name="P56" style:family="paragraph" style:parent-style-name="Heading_20_3">
      <style:text-properties officeooo:paragraph-rsid="00233edf"/>
    </style:style>
    <style:style style:name="P57" style:family="paragraph" style:parent-style-name="Heading_20_3">
      <style:text-properties fo:font-weight="normal" officeooo:rsid="00233edf" style:font-weight-asian="normal" style:font-weight-complex="normal"/>
    </style:style>
    <style:style style:name="P58" style:family="paragraph" style:parent-style-name="Text_20_body">
      <style:text-properties fo:color="#663300" officeooo:rsid="003b1bdb" officeooo:paragraph-rsid="003b1bdb"/>
    </style:style>
    <style:style style:name="P59" style:family="paragraph" style:parent-style-name="Text_20_body">
      <style:text-properties fo:color="#663300" officeooo:rsid="00410473" officeooo:paragraph-rsid="00410473"/>
    </style:style>
    <style:style style:name="P60" style:family="paragraph" style:parent-style-name="Text_20_body">
      <style:text-properties officeooo:rsid="001f7306" officeooo:paragraph-rsid="001f7306"/>
    </style:style>
    <style:style style:name="P61" style:family="paragraph" style:parent-style-name="Text_20_body">
      <style:text-properties officeooo:rsid="001f7306" officeooo:paragraph-rsid="00216d2d"/>
    </style:style>
    <style:style style:name="P62" style:family="paragraph" style:parent-style-name="Text_20_body">
      <style:text-properties fo:color="#4c1900" officeooo:rsid="001f7306" officeooo:paragraph-rsid="0043f66e"/>
    </style:style>
    <style:style style:name="P63" style:family="paragraph" style:parent-style-name="Text_20_body">
      <style:text-properties fo:color="#4c1900" officeooo:rsid="001f7306" officeooo:paragraph-rsid="0043fe97"/>
    </style:style>
    <style:style style:name="P64" style:family="paragraph" style:parent-style-name="Text_20_body">
      <style:text-properties fo:color="#4c1900" officeooo:rsid="001f7306" officeooo:paragraph-rsid="0045369b"/>
    </style:style>
    <style:style style:name="P65" style:family="paragraph" style:parent-style-name="Text_20_body">
      <style:text-properties officeooo:rsid="00208fb6" officeooo:paragraph-rsid="00208fb6"/>
    </style:style>
    <style:style style:name="P66" style:family="paragraph" style:parent-style-name="Text_20_body">
      <style:text-properties fo:color="#355e00" officeooo:rsid="00208fb6" officeooo:paragraph-rsid="0045e7f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16d2d" style:font-weight-asian="normal" style:font-weight-complex="normal"/>
    </style:style>
    <style:style style:name="T4" style:family="text">
      <style:text-properties fo:font-weight="normal" officeooo:rsid="0023ff03"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officeooo:rsid="001e9886"/>
    </style:style>
    <style:style style:name="T7" style:family="text">
      <style:text-properties officeooo:rsid="001ba91a"/>
    </style:style>
    <style:style style:name="T8" style:family="text">
      <style:text-properties officeooo:rsid="001d6914"/>
    </style:style>
    <style:style style:name="T9" style:family="text">
      <style:text-properties officeooo:rsid="001e9886"/>
    </style:style>
    <style:style style:name="T10" style:family="text">
      <style:text-properties style:text-position="super 58%" officeooo:rsid="001e9886"/>
    </style:style>
    <style:style style:name="T11" style:family="text">
      <style:text-properties officeooo:rsid="00208fb6"/>
    </style:style>
    <style:style style:name="T12" style:family="text">
      <style:text-properties officeooo:rsid="00216d2d"/>
    </style:style>
    <style:style style:name="T13" style:family="text">
      <style:text-properties officeooo:rsid="00233edf"/>
    </style:style>
    <style:style style:name="T14" style:family="text">
      <style:text-properties officeooo:rsid="0023ff03"/>
    </style:style>
    <style:style style:name="T15" style:family="text">
      <style:text-properties officeooo:rsid="002436d7"/>
    </style:style>
    <style:style style:name="T16" style:family="text">
      <style:text-properties officeooo:rsid="0026cb13"/>
    </style:style>
    <style:style style:name="T17" style:family="text">
      <style:text-properties officeooo:rsid="00284e78"/>
    </style:style>
    <style:style style:name="T18" style:family="text">
      <style:text-properties officeooo:rsid="0029a056"/>
    </style:style>
    <style:style style:name="T19" style:family="text">
      <style:text-properties officeooo:rsid="002ac8f9"/>
    </style:style>
    <style:style style:name="T20" style:family="text">
      <style:text-properties officeooo:rsid="002dbc8f"/>
    </style:style>
    <style:style style:name="T21" style:family="text">
      <style:text-properties officeooo:rsid="002f9360"/>
    </style:style>
    <style:style style:name="T22" style:family="text">
      <style:text-properties officeooo:rsid="00320a1e"/>
    </style:style>
    <style:style style:name="T23" style:family="text">
      <style:text-properties officeooo:rsid="0035df1f"/>
    </style:style>
    <style:style style:name="T24" style:family="text">
      <style:text-properties officeooo:rsid="0037bedd"/>
    </style:style>
    <style:style style:name="T25" style:family="text">
      <style:text-properties officeooo:rsid="00397dc0"/>
    </style:style>
    <style:style style:name="T26" style:family="text">
      <style:text-properties fo:color="#663300" officeooo:rsid="003b1bdb"/>
    </style:style>
    <style:style style:name="T27" style:family="text">
      <style:text-properties fo:color="#663300" officeooo:rsid="003cb90d"/>
    </style:style>
    <style:style style:name="T28" style:family="text">
      <style:text-properties fo:color="#663300" officeooo:rsid="003e1124"/>
    </style:style>
    <style:style style:name="T29" style:family="text">
      <style:text-properties fo:color="#663300" officeooo:rsid="003f6f14"/>
    </style:style>
    <style:style style:name="T30" style:family="text">
      <style:text-properties fo:color="#663300" officeooo:rsid="00428a5d"/>
    </style:style>
    <style:style style:name="T31" style:family="text">
      <style:text-properties fo:color="#663300" officeooo:rsid="004302ba"/>
    </style:style>
    <style:style style:name="T32" style:family="text">
      <style:text-properties officeooo:rsid="003feb4c"/>
    </style:style>
    <style:style style:name="T33" style:family="text">
      <style:text-properties officeooo:rsid="0043f66e"/>
    </style:style>
    <style:style style:name="T34" style:family="text">
      <style:text-properties officeooo:rsid="0043fe97"/>
    </style:style>
    <style:style style:name="T35" style:family="text">
      <style:text-properties officeooo:rsid="0045e7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rigine : Guy Denoual</text:p>
      <text:p text:style-name="P10"><text:span text:style-name="T16">Anotations : </text:span><text:span text:style-name="T17">En couleur marron</text:span><text:span text:style-name="T16"> : Matthieu GIROUX</text:span></text:p>
      <text:h text:style-name="Heading_20_2" text:outline-level="2">Individus/ Répertoire</text:h>
      <text:p text:style-name="P42"/>
      <text:h text:style-name="Heading_20_3" text:outline-level="3">- les cases à cocher pour sel<text:span text:style-name="T8">e</text:span>ction du sexe :</text:h>
      <text:p text:style-name="P1">1 - on peut toutes les décocher;</text:p>
      <text:p text:style-name="P1"><text:tab/>on peut toutes les cocher;</text:p>
      <text:p text:style-name="P1"><text:tab/>on peut en décocher 2;</text:p>
      <text:p text:style-name="P42"/>
      <text:p text:style-name="P1">2 - dans tous les cas il ne se passe rien sur la liste</text:p>
      <text:p text:style-name="P43">Liens recréés. La fiche individu_par_prenom devient individu_repertoire.</text:p>
      <text:p text:style-name="P1"/>
      <text:p text:style-name="P6">Propositions</text:p>
      <text:p text:style-name="P2"><text:span text:style-name="T8">1 – garder une <text:s/>combinaison de </text:span>homme/femme/<text:span text:style-name="T11"> et rempl</text:span><text:span text:style-name="T18">a</text:span><text:span text:style-name="T11">cer "Tous" par "inconnu"</text:span> <text:s/>. <text:span text:style-name="T12">Les 3 cases cochées indiqueront "tous"</text:span></text:p>
      <text:p text:style-name="P44">Il y a "inconnu" certaines fois. Sur cette fiche on recherche des individus. Celui qui va dans le réportoire ne veut pas rechercher des inconnus.</text:p>
      <text:p text:style-name="P2"><text:span text:style-name="T8">2 - </text:span>Lorsqu'on fait un changement de choix de la sélection du sexe, la liste affichée devr<text:span text:style-name="T8">a</text:span>it se rafraichir selon le critère de sélection.</text:p>
      <text:p text:style-name="P46">Oui</text:p>
      <text:h text:style-name="Heading_20_3" text:outline-level="3">Liste des patronymes</text:h>
      <text:p text:style-name="P9">1- la sélection de la 1ère lettre par les onglets n'est pas très "standard" car ca signifie en général qu'on affichera une fiche particuliere. Ce n''est pas le cas puisqu'on a toujoiurs la même présentation.</text:p>
      <text:p text:style-name="P9"/>
      <text:p text:style-name="P7">Propositions</text:p>
      <text:p text:style-name="P12">1 – mettre une liste (au lieu d'une liste déroulante) de la même hauteur que la liste; <text:s/>avec un champs de saisie <text:s/>où l'on sélectionne lettre par lettre le nom (comme c'est fait dans la siaie rapide)</text:p>
      <text:p text:style-name="P47">La proposition est intéressante. Seulement on utilisa là le clavier au lieu de la souris. Or j'aime aussi utiliser la souris. Il s'agit donc d'une fonction supplémentaire de recherche rapide, avec possibilité de lien menu et clavier.</text:p>
      <text:p text:style-name="P11"><text:span text:style-name="T18">À voir plus tard. </text:span><text:span text:style-name="T19">Ça n'est pas pressé</text:span><text:span text:style-name="T18">...</text:span></text:p>
      <text:h text:style-name="Heading_20_3" text:outline-level="3">Liste <text:span text:style-name="T8">des individus</text:span></text:h>
      <text:p text:style-name="P3">1 – le libellé de la colonne CP n'est pas sur la même ligne que les autres titres de colonne.</text:p>
      <text:p text:style-name="P3"/>
      <text:p text:style-name="P13"><text:span text:style-name="T20">Il faut placer | pour </text:span><text:span text:style-name="T21">avoir des lignes</text:span><text:span text:style-name="T20">.</text:span></text:p>
      <text:p text:style-name="P3"/>
      <text:p text:style-name="P3">2 - Pourquoi une colonne avec la date de naissance et une autre qui répète l'année de naissance;</text:p>
      <text:p text:style-name="P3">– pourquoi une colonne CP <text:s/>en plus de la colonne lieu.</text:p>
      <text:p text:style-name="P48">Parce que quand on cherche on veut avoir les informations rapidement et ne pas avoir à calculer.</text:p>
      <text:p text:style-name="P48">Les plus âgés et les généalogistes connaissent les codes postaux. Les amateurs connaissent les noms de ville.</text:p>
      <text:p text:style-name="P3"/>
      <text:p text:style-name="P4"><text:span text:style-name="T6">Propositions</text:span> </text:p>
      <text:p text:style-name="P4">Une liste plus courte serait plus intéressante. </text:p>
      <text:p text:style-name="P48">Cf au-dessus.</text:p>
      <text:p text:style-name="P5">Les années de naissance-décès sont généralement suffissant (mon logiciel actuel ne fait que ca).</text:p>
      <text:p text:style-name="P48"><text:soft-page-break/>Je me suis posé la même question, mais la pratique me révèle que ces informations sont importantes. Ma famille me donne son âge. Je vois les naissances.</text:p>
      <text:p text:style-name="P5"><text:s/>Sinon on peut afficher une combinaison "Nom + prénom+ année naissance + année décès" dans une seule colonne. <text:span text:style-name="T9">Comme cela se fait sur les individus des listes d'ascendance et de descendance du bas de la fenêtre.</text:span></text:p>
      <text:p text:style-name="P49">Facile à faire, mais crée de la désorganisation.</text:p>
      <text:p text:style-name="P3"><text:tab/></text:p>
      <text:p text:style-name="P3"><text:span text:style-name="T5">Point positif</text:span><text:span text:style-name="T1"> </text:span>: si on modifie les largeurs de colonnes de la liste et la taille de la fenêtre, on les retrouvent on lorsqu'on relance l'application. </text:p>
      <text:p text:style-name="P49">Composant TOnFormInfoIni</text:p>
      <text:h text:style-name="Heading_20_3" text:outline-level="3">Liste des ascendants et liste des enfants: </text:h>
      <text:p text:style-name="P16">1 - <text:s/>est-ce utile pour sélectionner un individu.</text:p>
      <text:p text:style-name="P14"><text:span text:style-name="T22">Il y a des juniors pour les aînés. Les généalogistes </text:span><text:span text:style-name="T23">pro ou perfectionnistes</text:span><text:span text:style-name="T22"> aiment ce genre d'information. Je l'ai constaté.</text:span></text:p>
      <text:p text:style-name="P16">2 – la présentation n'est pas très lisible. J'ai mis du temps à comprendre</text:p>
      <text:p text:style-name="P45">Les informations sont sur une ligne. On peut mettre des colonnes.</text:p>
      <text:p text:style-name="P16">3 – les petites icones ne sont pas terribles. </text:p>
      <text:p text:style-name="P50">Elles ne sont pas transparentes et pas assez zoomées.</text:p>
      <text:p text:style-name="P51">Modifié</text:p>
      <text:p text:style-name="P53"/>
      <text:p text:style-name="P8">Proposition :</text:p>
      <text:p text:style-name="P16"><text:span text:style-name="T8">1/2 - </text:span><text:s text:c="2"/>mettre les titres des listes en dehors <text:s/>de la liste hiérarchique : "Parents", et "Famille" ou "ascendants" et "descendants".</text:p>
      <text:p text:style-name="P52">Je voulais faire ça. Mais il y aura une information en moins, l'image.</text:p>
      <text:p text:style-name="P12">2 - <text:s/><text:span text:style-name="T7"><text:s/>pourquoi mettre les grands parents, les parent</text:span>s<text:span text:style-name="T7"> suffisent.</text:span></text:p>
      <text:p text:style-name="P15"><text:span text:style-name="T23">Parce qu'il peut y avoir beaucoup d'enfants pour la descendance, </text:span><text:span text:style-name="T24">alors qu'on est sûr qu'il n'y aura que 2 parents</text:span><text:span text:style-name="T23">.</text:span></text:p>
      <text:p text:style-name="P17"><text:span text:style-name="T8">3- </text:span>Il faudrait les simplifier <text:span text:style-name="T8">les icones</text:span> ou rester homogène et juste conserver les symboles homme/femme/et ajouter "inconnu", de la liste. <text:span text:style-name="T12">Pourquoi ne pas utiliser les couleurs avec les hommes écrits en bleu et les femmes en rouge comme dans les ascendances/descendances de la fenetre principale.)</text:span></text:p>
      <text:p text:style-name="P52">Fait</text:p>
      <text:h text:style-name="Heading_20_3" text:outline-level="3">Sélection</text:h>
      <text:p text:style-name="P18">- en cliquant 2 fois sur un nom : très bien, on retourne sur la fenêtre principale.</text:p>
      <text:p text:style-name="P18">- en cliquant sur le bouton "selection", <text:span text:style-name="T9">on retourne sur la fenetre principale</text:span></text:p>
      <text:p text:style-name="P19">1 – mais la fenetre du répertoire ne s'efface pas; <text:span text:style-name="T9">et si je choisis à nouveau "individus/répertoire" du menu, une seconde fenêtre répertoire s'ouvre qui, elle aussi ne s'efface jamais. Mais aaprès un troisième choix, on n'a pas une 3</text:span><text:span text:style-name="T10">e</text:span><text:span text:style-name="T9"> fenêtre mais on active une des fenetres "répertoire" ouverte.</text:span></text:p>
      <text:p text:style-name="P58">Je ne vois qu'une fenêtre Répertoire se réouvrir en cliquant sur le même menu. Les répertoires sont utilisés à plein d'endroit : Ajout, numérotation SOSA, arbres.</text:p>
      <text:p text:style-name="P41"><text:span text:style-name="T25">Les gains de temps sont énormes quand on a un grand écran avec deux fenêtres permettant de vite voir les informations. Il faudrait créer un mode moyen et grand écran.</text:span><text:span text:style-name="T9"> </text:span></text:p>
      <text:p text:style-name="P18">2 – <text:span text:style-name="T9">en cliquant sur le bouton "fermer" la fenetre reste à l'écran.</text:span></text:p>
      <text:p text:style-name="P20"><text:span text:style-name="T30">La fenêtre ne se ferm</text:span><text:span text:style-name="T31">ait</text:span><text:span text:style-name="T30"> pas quand elle n'</text:span><text:span text:style-name="T31">étai</text:span><text:span text:style-name="T30">t pas modale. </text:span><text:span text:style-name="T31">J'ai mis cela en commentaire mais ne sait pas pourquoi c'était mis.</text:span><text:span text:style-name="T26"> </text:span><text:span text:style-name="T28">Comment a été ouverte cette fenêtre ?</text:span><text:span text:style-name="T26"> </text:span><text:span text:style-name="T27">Qu'as-tu co</text:span><text:span text:style-name="T29">m</text:span><text:span text:style-name="T27">me OS ?</text:span></text:p>
      <text:p text:style-name="P21">3 – en cliquant sur la croix de la fenêtre (fermeture), elle reste ouverte.</text:p>
      <text:p text:style-name="P58"><text:soft-page-break/>Pas chez moi.</text:p>
      <text:p text:style-name="P22">4 – après une sélection, l'individu n'est pas affiché dans la fenêtre principale (c'est arrivé qq fois sans pouvoi<text:span text:style-name="T32">r</text:span> reproduire l'anomalie)</text:p>
      <text:p text:style-name="P21">Proposition :</text:p>
      <text:p text:style-name="P21">- <text:s/>remplacer le bouton "fermer" par "Annuler" (la sélection)</text:p>
      <text:p text:style-name="P59">Oui, modifié</text:p>
      <text:p text:style-name="P21">- la croix de fenetre (fermer) doit avoir le même fonctionnement que le bouton "annuler/ fermer".</text:p>
      <text:p text:style-name="P21">- fermer la fenetre après avoir fait une sélection et avant de retourne dans la fenetre principale. Il serait plus simple de <text:s/>mettre la fenêtre "répertoire" en mode "modale". Ca fermera automatiquement la fenetre lorsqu'on la quittera (selection ou annulation)..</text:p>
      <text:h text:style-name="P54" text:outline-level="2">Individus/ Création d'un individu</text:h>
      <text:p text:style-name="P31"><text:span text:style-name="T9">P</text:span>roposition : </text:p>
      <text:p text:style-name="P31">ne pas faire de création d'individu sur l'écran principale mais seulement le mode "saisie rapide". </text:p>
      <text:h text:style-name="Heading_20_3" text:outline-level="3"><text:span text:style-name="T9">C</text:span>ivilité </text:h>
      <text:p text:style-name="P61">1 - <text:s/>Ces civilités ne veulent rien dire. <text:span text:style-name="T11">Cette saisie correspond à des informations pour toute la vie de l'individu. </text:span>Mademoiselle deviendra Madame à son mariage; <text:span text:style-name="T11">je ne vois pas à quoi correspond "maitre", "sire" ou "monseigneur" puisqu'on pouvait utiliser l'un comme l'autre pour s'dresser à la même personne. </text:span></text:p>
      <text:p text:style-name="P62"><text:span text:style-name="T33">Oui, mais pour l'instant je mets à jour l'exe, pas la base.</text:span></text:p>
      <text:p text:style-name="P31">2- <text:s/>J'ai pu choisir une civilité "mademoiselle" pour un sexe "masculin" !!!!!</text:p>
      <text:p text:style-name="P22"><text:span text:style-name="T12">3</text:span> - comment sont gérées les particules. Il n'y a pas de champs spécifique.</text:p>
      <text:p text:style-name="P62"><text:span text:style-name="T33">Les particules sont gérées par reconnaissance des du et de.</text:span></text:p>
      <text:p text:style-name="P24">Propositions:</text:p>
      <text:p text:style-name="P22">1/<text:span text:style-name="T12">2</text:span> - <text:s/>Il vaudrait mieux prévoir un évènement "<text:span text:style-name="T11">titres</text:span>" <text:span text:style-name="T11">surtout qu'un individu pouvait avoir plusiuers titres dans sa vie et pas toujours aux même périodes, indépendants du sexe</text:span></text:p>
      <text:p text:style-name="P63"><text:span text:style-name="T34">Ça se fait</text:span></text:p>
      <text:p text:style-name="P22">2 – prévoir un champs de saisie pour la particule (pas de liste déroulante figée car il y a plusi<text:span text:style-name="T12">e</text:span>urs libellé).</text:p>
      <text:p text:style-name="P63"><text:span text:style-name="T33">Oui, mais pour l'instant je mets à jour l'exe, pas la base.</text:span></text:p>
      <text:h text:style-name="Heading_20_3" text:outline-level="3">Confidentiel</text:h>
      <text:p text:style-name="P22">Proposition :</text:p>
      <text:p text:style-name="P22">- mettre moins large (ce qui laisse de la place pour un champs "particule"<text:span text:style-name="T12">)</text:span></text:p>
      <text:p text:style-name="P64"><text:span text:style-name="T33">Oui, mais pour l'instant je mets à jour l'exe, pas la base.</text:span></text:p>
      <text:p text:style-name="P32">- j'avais aussi une autre notion : personnes "annexes" (trouver un autre libellé) pour les gens qui interviennent mais sont hors du sujet du sujet de la généalogie en cours (un témoin; un voisin; un vendeur; un instituteur; etc ...) que ce soit une généalogie de famille ou de village.</text:p>
      <text:h text:style-name="P55" text:outline-level="3"><text:soft-page-break/>Filiation</text:h>
      <text:p text:style-name="P29">1 – choix fermé; mais qui n'a pas de conséquence sur le père et la mère. <text:span text:style-name="T12">J'ai choisi "enfant trouvé" mais j'ai pu lui mettre une père et une mère !!!!! et d'autres amusements</text:span></text:p>
      <text:p text:style-name="P66"><text:span text:style-name="T35">Un enfant trouvé peut retrouver ses parents.</text:span></text:p>
      <text:p text:style-name="P33"><text:span text:style-name="T12">2 - <text:s/></text:span>il y a dans la liste proposée un doublon "Enfant légitime"</text:p>
      <text:p text:style-name="P33">3 - cas non "administratif": on ne qualifie pas un enfant d'"adultérain". C'est une conséquence lorsque le père est marié à une autre femme que la mère ou que le père est différent du mari. Comme nt peut-on dans ce cas enregsiter un "enfant naturel" puis "enfant reconnu" quand la mère s'est marié et que le marie reconnait l'enafnt qui ne peut pas être de lui (j'ai eut pas mal de cas de ce genre à traiter). Dans un logiviel de généalogie classiaue on perd ces notions. </text:p>
      <text:p text:style-name="P31">Proposition :</text:p>
      <text:p text:style-name="P31">- Faire un onglet spécifique pour la filiation et géré les parents en fonction de cette filiation; <text:span text:style-name="T13">reconnaitre plusiuers état de filiation avec des individus différents. Ces filiation ne correspondant pas toujours à des couples mariés. On séparera</text:span> en terme d'évènement d'état civil, le cas d'une naissance <text:span text:style-name="T13">naturel (fille mère sans père connut par exemple) et la reconnaissance (avec un père qui n'est pas forcément le père biologique: donc une sorte d'adoption puisqu'il donne son nom à un enfant qui n'est pas de son sang) </text:span></text:p>
      <text:p text:style-name="P30">Nom</text:p>
      <text:p text:style-name="P35">1- comment sont <text:s/>gérés des orthographes différents, parfois même sur <text:s/>des actes d'une même personne.</text:p>
      <text:p text:style-name="P23">Proposition</text:p>
      <text:p text:style-name="P29"><text:span text:style-name="T1">- </text:span><text:span text:style-name="T2">pouvoir choisir un nom existant (comme dans s</text:span><text:span text:style-name="T3">ais</text:span><text:span text:style-name="T2">ie rapide)</text:span></text:p>
      <text:p text:style-name="P35">1 – prévoir un nom "de référence" (en général celui du XIXe lorsque l'état civil a figé les orthographes) et le nom du document. Ce serais à mettre dans un évenement type naissnace, recensement, .....</text:p>
      <text:h text:style-name="P56" text:outline-level="3">Clé lien externe</text:h>
      <text:p text:style-name="P36">1 - pas compris l'utilité; si on essaie de taper un chiffre un message d'anomalie apparait.</text:p>
      <text:p text:style-name="P28">Proposition</text:p>
      <text:p text:style-name="P36">- mettre en affichage si besoin; sinon enlever cet élément qui perturbe la saisie "logique" car il s'agit de toute évidence d'une clé technqiue de la base que l'utilisateur doit ignorer.</text:p>
      <text:h text:style-name="Heading_20_3" text:outline-level="3">Sexe</text:h>
      <text:p text:style-name="P33"><text:span text:style-name="T2">Champs trop grand; </text:span><text:span text:style-name="T4">remplacer par une icone à 3 valuers "homme, femme, inconnu" qui bascule en cliquant dessus.</text:span></text:p>
      <text:h text:style-name="Heading_20_3" text:outline-level="3">Suffixe/<text:span text:style-name="T14">surnom</text:span></text:h>
      <text:p text:style-name="P34"><text:s/>1 - <text:s/>pourquoi pas de préfixe qui correspond à "civilité" mais sans liste figée comme pour le préfixe.</text:p>
      <text:p text:style-name="P34">2 – <text:span text:style-name="T15">problème d'une personne qui a eut plusieurs surnom dans sa vie (ce qui est souve,t le cas dans certaines professions).</text:span></text:p>
      <text:p text:style-name="P27">Proposition</text:p>
      <text:p text:style-name="P39">en général on n'a pas de surnom à la naissance; traiter le surnom comme un évenement avec date; </text:p>
      <text:h text:style-name="Heading_20_3" text:outline-level="3"><text:soft-page-break/>Nombre total d'unions ... / Nombre d'enfants ....</text:h>
      <text:p text:style-name="P34">1 – cette information est en général calculé à partir de laliste des enfants saisis pour la personne. Si on connait l'existence denfants, on saisit un enfant sans prénom et sans sexe.</text:p>
      <text:p text:style-name="P34">2 – même chose pour les unions.</text:p>
      <text:p text:style-name="P34">3 - <text:s/>les champs de saisie débordent sous la fenetre et sont tronqués.</text:p>
      <text:p text:style-name="P25">Proposition</text:p>
      <text:p text:style-name="P34">supprimer ces 2 champs de saisie</text:p>
      <text:h text:style-name="Heading_20_3" text:outline-level="3">Choix du père/choix de la mère</text:h>
      <text:p text:style-name="P38">1 - On peut chosir des parents qui n'ont pas de relation (famille). C'est simple pour traiter les cas de filiation compliqué mais la plupart des cas les parents forment un couple marié. <text:s/>En saisnat un acte de naissance on peut apprendre l'existence de ce couple (qui nest donc pas sur la base)</text:p>
      <text:p text:style-name="P38">2- j'ai mis une grand mère et son petit fils comme parents de l'arrière grand père (et la filiation "enfant trouvé"): ca marche</text:p>
      <text:p text:style-name="P38">3 – afficher les parents plus près de l'indentité de l'individu</text:p>
      <text:p text:style-name="P26">Proposition</text:p>
      <text:p text:style-name="P26"><text:s/>revoir toute la logique de la filiation: type de filiation; parents; familles; car la saisie proposée est trop source d'erreurs.</text:p>
      <text:p text:style-name="P40">- des choix par défaut (un couple marié comme parents)</text:p>
      <text:p text:style-name="P40">- des controles de cohérence (dates; relations familiales; etc ...)</text:p>
      <text:p text:style-name="P40">de façon générale, considéré comme "parents" une "famille" qui peut être mariée, en union libre, occasionnel, monoparentale... et dont un élément (en général le père) est inconnu. Dans le cas d'un enafnt trouvé on aura une filiation "naturelle" avec un couple inconnu, et une filiation "adoption" avec un couple marié ou une famille monoparentale.</text:p>
      <text:h text:style-name="Heading_20_3" text:outline-level="3">Enregistrer</text:h>
      <text:p text:style-name="P37">Après avoir enregistré, plus aucune donnée d'identité sur la fenetre. Même avec les boutons de navigation. Mais les conjoints apparaissent.</text:p>
      <text:p text:style-name="P37">Si on fait le choix du menu "individus/création" les champs de saisie et les libelles n'apparaissent pas.</text:p>
      <text:h text:style-name="P57"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1pt" style:font-weight-asian="bold" style:font-size-complex="11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M16S</meta:editing-duration>
    <meta:editing-cycles>32</meta:editing-cycles>
    <meta:generator>LibreOffice/4.0.5.2$Windows_x86 LibreOffice_project/5464147a081647a250913f19c0715bca595af2f</meta:generator>
    <dc:date>2014-04-06T13:05:18.56</dc:date>
    <meta:document-statistic meta:table-count="0" meta:image-count="0" meta:object-count="0" meta:page-count="5" meta:paragraph-count="128" meta:word-count="1912" meta:character-count="11334" meta:non-whitespace-character-count="9491"/>
    <meta:user-defined meta:name="Info 1"/>
    <meta:user-defined meta:name="Info 2"/>
    <meta:user-defined meta:name="Info 3"/>
    <meta:user-defined meta:name="Info 4"/>
  </office:meta>
</office:document-meta>
</file>